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Medium_20_dashed"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11.43cm" svg:height="4.445cm" svg:x="1cm" svg:y="1cm">
          <text:p text:style-name="P1">DataStore</text:p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27cm" svg:x="2.905cm" svg:y="2.905cm">
          <text:p text:style-name="P1">SQLi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27cm" svg:x="6.08cm" svg:y="2.905cm">
          <text:p text:style-name="P1">B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27cm" svg:x="8.62cm" svg:y="2.90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2.065cm" svg:height="5.715cm" svg:x="1.635cm" svg:y="8.62cm">
          <text:p text:style-name="P1">Connection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3.175cm" svg:height="1.27cm" svg:x="2.905cm" svg:y="11.16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3.175cm" svg:height="1.27cm" svg:x="8.62cm" svg:y="11.1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175cm" svg:height="1.905cm" svg:x="4.175cm" svg:y="18.78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5.08cm" svg:height="2.54cm" svg:x="14.97cm" svg:y="15.605cm">
          <text:p text:style-name="P1">Interpr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492cm" svg:y1="11.16cm" svg:x2="6.715cm" svg:y2="5.445cm" draw:start-shape="id1" draw:start-glue-point="0" draw:end-shape="id2" draw:end-glue-point="8" svg:d="m4492 11160 2223-5715">
          <text:p/>
        </draw:connector>
        <draw:connector draw:style-name="gr2" draw:text-style-name="P1" draw:layer="layout" draw:type="line" svg:x1="4.492cm" svg:y1="12.43cm" svg:x2="14.97cm" svg:y2="16.875cm" draw:start-shape="id1" draw:start-glue-point="2" draw:end-shape="id3" draw:end-glue-point="6" svg:d="m4492 12430 10478 4445">
          <text:p/>
        </draw:connector>
        <draw:connector draw:style-name="gr2" draw:text-style-name="P1" draw:layer="layout" draw:type="line" svg:x1="5.763cm" svg:y1="18.78cm" svg:x2="3.401cm" svg:y2="13.498cm" draw:start-shape="id4" draw:start-glue-point="4" draw:end-shape="id5" draw:end-glue-point="7" svg:d="m5763 18780-2362-5282">
          <text:p/>
        </draw:connector>
        <draw:connector draw:style-name="gr3" draw:text-style-name="P1" draw:layer="layout" draw:type="line" svg:x1="10.207cm" svg:y1="12.43cm" svg:x2="6.885cm" svg:y2="19.059cm" draw:start-shape="id6" draw:start-glue-point="2" draw:end-shape="id4" draw:end-glue-point="11" svg:d="m10207 12430-3322 6629">
          <text:p/>
        </draw:connector>
        <draw:frame draw:style-name="gr4" draw:layer="layout" svg:width="2.72cm" svg:height="1.673cm" svg:x="7.805cm" svg:y="16.472cm">
          <draw:text-box>
            <text:p>network</text:p>
            <text:p>socket</text:p>
          </draw:text-box>
        </draw:frame>
        <draw:custom-shape draw:style-name="gr1" draw:text-style-name="P1" draw:id="id7" draw:layer="layout" svg:width="5.715cm" svg:height="1.905cm" svg:x="20.685cm" svg:y="3.54cm">
          <text:p text:style-name="P1">DynamicCon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0.685cm" svg:y1="4.493cm" svg:x2="12.43cm" svg:y2="3.222cm" draw:start-shape="id7" draw:start-glue-point="6" draw:end-shape="id2" svg:d="m20685 4493-8255-1271">
          <text:p/>
        </draw:connector>
        <draw:connector draw:style-name="gr5" draw:text-style-name="P1" draw:layer="layout" draw:type="line" svg:x1="6.08cm" svg:y1="11.795cm" svg:x2="21.522cm" svg:y2="5.166cm" draw:start-shape="id1" draw:start-glue-point="1" draw:end-shape="id7" draw:end-glue-point="7" svg:d="m6080 11795 15442-6629">
          <text:p/>
        </draw:connector>
        <draw:frame draw:style-name="gr4" draw:text-style-name="P2" draw:layer="layout" svg:width="6.115cm" svg:height="2.471cm" svg:x="14.515cm" svg:y="7.582cm">
          <draw:text-box>
            <text:p text:style-name="P2"><text:span text:style-name="T1">created whenever</text:span></text:p>
            <text:p text:style-name="P2"><text:span text:style-name="T1">a query is run; </text:span><text:span text:style-name="T2">get_root</text:span></text:p>
            <text:p text:style-name="P2"><text:span text:style-name="T2">is set by the Database on</text:span></text:p>
            <text:p text:style-name="P2"><text:span text:style-name="T2">each context it creates</text:span></text:p>
          </draw:text-box>
        </draw:frame>
        <draw:frame draw:style-name="gr4" draw:text-style-name="P2" draw:layer="layout" svg:width="4.481cm" svg:height="1.916cm" svg:x="13.7cm" svg:y="1.635cm">
          <draw:text-box>
            <text:p><text:span text:style-name="T1">entry of context's</text:span></text:p>
            <text:p><text:span text:style-name="T1">userland dict, with</text:span></text:p>
            <text:p><text:span text:style-name="T1">the key </text:span><text:span text:style-name="T2">get_root</text:span></text:p>
          </draw:text-box>
        </draw:frame>
        <draw:custom-shape draw:style-name="gr1" draw:text-style-name="P1" draw:id="id8" draw:layer="layout" svg:width="5.715cm" svg:height="1.905cm" svg:x="18.145cm" svg:y="11.16cm">
          <text:p text:style-name="P1">JPathBi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4.445cm" svg:height="2.54cm" svg:x="21.955cm" svg:y="15.605cm">
          <text:p text:style-name="P1">folder of</text:p>
          <text:p text:style-name="P1">JPath que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51cm" svg:y1="15.605cm" svg:x2="18.982cm" svg:y2="12.786cm" draw:start-shape="id3" draw:start-glue-point="4" draw:end-shape="id8" draw:end-glue-point="7" svg:d="m17510 15605 1472-2819">
          <text:p/>
        </draw:connector>
        <draw:connector draw:style-name="gr2" draw:text-style-name="P1" draw:layer="layout" draw:type="line" svg:x1="23.023cm" svg:y1="12.786cm" svg:x2="24.177cm" svg:y2="15.605cm" draw:start-shape="id8" draw:start-glue-point="9" draw:end-shape="id9" draw:end-glue-point="0" svg:d="m23023 12786 1154 28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Medium_20_dashed" draw:display-name="Medium dashed" draw:style="rect" draw:dots1="1" draw:dots1-length="0.254cm" draw:dots2="1" draw:dots2-length="0.254cm" draw:distance="0.254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ander Boyd</meta:initial-creator>
    <meta:creation-date>2011-07-22T23:14:27</meta:creation-date>
    <dc:date>2011-07-22T23:46:29</dc:date>
    <dc:creator>Alexander Boyd</dc:creator>
    <meta:editing-duration>PT00H32M03S</meta:editing-duration>
    <meta:editing-cycles>10</meta:editing-cycles>
    <meta:generator>OpenOffice.org/3.2$Linux OpenOffice.org_project/320m12$Build-9483</meta:generator>
    <meta:document-statistic meta:object-count="23"/>
  </office:meta>
</office:document-meta>
</file>